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55H15M34.765051S" calcext:value-type="time">
            <text:p>755:1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4H13M13.343S" calcext:value-type="time">
            <text:p>04:13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4H13M13.343S" calcext:value-type="time">
            <text:p>04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7:44:43.7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6T14:57:07.504000000</dc:date>
    <dc:creator>Benjamin Laws</dc:creator>
    <meta:editing-duration>P32DT13H21M55S</meta:editing-duration>
    <meta:editing-cycles>863</meta:editing-cycles>
    <meta:generator>LibreOffice/7.2.6.2$Windows_X86_64 LibreOffice_project/b0ec3a565991f7569a5a7f5d24fed7f52653d754</meta:generator>
    <meta:document-statistic meta:table-count="2" meta:cell-count="1123" meta:object-count="0"/>
  </office:meta>
</office:document-meta>
</file>